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5b53" officeooo:paragraph-rsid="00185b53"/>
    </style:style>
    <style:style style:name="P2" style:family="paragraph" style:parent-style-name="Standard">
      <style:text-properties officeooo:rsid="00185b53" officeooo:paragraph-rsid="00199bcf"/>
    </style:style>
    <style:style style:name="P3" style:family="paragraph" style:parent-style-name="Standard">
      <style:text-properties officeooo:rsid="00199bcf" officeooo:paragraph-rsid="00199bcf"/>
    </style:style>
    <style:style style:name="P4" style:family="paragraph" style:parent-style-name="Standard">
      <style:text-properties officeooo:rsid="00199bcf" officeooo:paragraph-rsid="001bf48e"/>
    </style:style>
    <style:style style:name="P5" style:family="paragraph" style:parent-style-name="Standard">
      <style:paragraph-properties fo:text-align="start" style:justify-single-word="false"/>
      <style:text-properties officeooo:rsid="00199bcf" officeooo:paragraph-rsid="001bf48e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99bcf" officeooo:paragraph-rsid="001bf48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Default_20_Drawing_20_Style">
      <style:paragraph-properties fo:text-align="start" style:justify-single-word="false" style:writing-mode="lr-tb"/>
      <style:text-properties fo:font-style="italic" officeooo:paragraph-rsid="001bf48e" style:font-style-asian="italic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16" style:family="paragraph" style:parent-style-name="Title">
      <style:paragraph-properties fo:text-align="start" style:justify-single-word="false" fo:break-before="page"/>
      <style:text-properties fo:font-size="20pt" officeooo:paragraph-rsid="001b267a" style:font-size-asian="20pt" style:font-size-complex="20pt"/>
    </style:style>
    <style:style style:name="P17" style:family="paragraph" style:parent-style-name="Title">
      <style:paragraph-properties fo:text-align="start" style:justify-single-word="false"/>
      <style:text-properties fo:font-size="20pt" officeooo:paragraph-rsid="00185ceb" style:font-size-asian="20pt" style:font-size-complex="20pt"/>
    </style:style>
    <style:style style:name="P18" style:family="paragraph" style:parent-style-name="Title">
      <style:paragraph-properties fo:text-align="start" style:justify-single-word="false" fo:break-before="page"/>
      <style:text-properties officeooo:paragraph-rsid="00185ceb"/>
    </style:style>
    <style:style style:name="P19" style:family="paragraph" style:parent-style-name="Table_20_Contents">
      <style:paragraph-properties fo:text-align="start" style:justify-single-word="false"/>
      <style:text-properties officeooo:rsid="001bf48e" officeooo:paragraph-rsid="001bf48e"/>
    </style:style>
    <style:style style:name="P20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" fo:font-size="13pt" fo:font-style="italic" style:text-underline-style="solid" style:text-underline-width="auto" style:text-underline-color="font-color" fo:font-weight="bold" style:font-size-asian="11pt" style:font-style-asian="italic" style:font-weight-asian="bold" style:font-size-complex="12pt" style:font-style-complex="italic"/>
    </style:style>
    <style:style style:name="P21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" fo:font-size="13pt" fo:font-style="italic" style:text-underline-style="solid" style:text-underline-width="auto" style:text-underline-color="font-color" fo:font-weight="bold" officeooo:paragraph-rsid="001bf48e" style:font-size-asian="11pt" style:font-style-asian="italic" style:font-weight-asian="bold" style:font-size-complex="12pt" style:font-style-complex="italic"/>
    </style:style>
    <style:style style:name="P22" style:family="paragraph" style:parent-style-name="Standard" style:list-style-name="L1">
      <style:text-properties officeooo:rsid="00199bcf" officeooo:paragraph-rsid="00199bcf"/>
    </style:style>
    <style:style style:name="P23" style:family="paragraph" style:parent-style-name="Standard" style:list-style-name="L1">
      <style:text-properties officeooo:rsid="00199bcf" officeooo:paragraph-rsid="001bf48e"/>
    </style:style>
    <style:style style:name="P24" style:family="paragraph" style:parent-style-name="Standard" style:list-style-name="L2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27" style:family="paragraph" style:parent-style-name="Standard" style:list-style-name="L4">
      <style:text-properties fo:font-size="14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tyle="normal" fo:font-weight="bold" officeooo:rsid="00199bcf" officeooo:paragraph-rsid="001bf48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text-properties fo:font-style="normal" officeooo:rsid="00199bcf" officeooo:paragraph-rsid="001bf48e" style:font-style-asian="normal" style:font-style-complex="normal"/>
    </style:style>
    <style:style style:name="P33" style:family="paragraph" style:parent-style-name="Standard" style:list-style-name="L5">
      <style:text-properties officeooo:rsid="001bf48e" officeooo:paragraph-rsid="001bf48e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1d710d" officeooo:paragraph-rsid="001d710d"/>
    </style:style>
    <style:style style:name="P36" style:family="paragraph" style:parent-style-name="Standard" style:list-style-name="L7">
      <style:text-properties officeooo:rsid="001d710d" officeooo:paragraph-rsid="001d710d"/>
    </style:style>
    <style:style style:name="P37" style:family="paragraph" style:parent-style-name="Standard" style:list-style-name="L8">
      <style:text-properties officeooo:rsid="001d710d" officeooo:paragraph-rsid="001d710d"/>
    </style:style>
    <style:style style:name="P38" style:family="paragraph" style:parent-style-name="Standard" style:list-style-name="L8">
      <style:text-properties officeooo:rsid="001e900d" officeooo:paragraph-rsid="001e900d"/>
    </style:style>
    <style:style style:name="P39" style:family="paragraph" style:parent-style-name="Standard">
      <style:text-properties officeooo:rsid="001e900d" officeooo:paragraph-rsid="001e900d"/>
    </style:style>
    <style:style style:name="P40" style:family="paragraph" style:parent-style-name="Standard" style:list-style-name="L9">
      <style:text-properties officeooo:rsid="001e900d" officeooo:paragraph-rsid="001e900d"/>
    </style:style>
    <style:style style:name="P41" style:family="paragraph" style:parent-style-name="Standard">
      <style:text-properties officeooo:rsid="00201754" officeooo:paragraph-rsid="00201754"/>
    </style:style>
    <style:style style:name="P42" style:family="paragraph" style:parent-style-name="Standard" style:list-style-name="L10">
      <style:text-properties officeooo:rsid="00201754" officeooo:paragraph-rsid="00201754"/>
    </style:style>
    <style:style style:name="P43" style:family="paragraph" style:parent-style-name="Standard" style:list-style-name="L11">
      <style:text-properties officeooo:rsid="002156dc" officeooo:paragraph-rsid="002156dc"/>
    </style:style>
    <style:style style:name="P44" style:family="paragraph" style:parent-style-name="Standard" style:list-style-name="L11">
      <style:text-properties officeooo:rsid="002156dc" officeooo:paragraph-rsid="00230203"/>
    </style:style>
    <style:style style:name="P45" style:family="paragraph" style:parent-style-name="Text_20_body">
      <style:paragraph-properties fo:text-align="start" style:justify-single-word="false" fo:break-before="page"/>
      <style:text-properties officeooo:rsid="001d710d" officeooo:paragraph-rsid="002156dc"/>
    </style:style>
    <style:style style:name="P46" style:family="paragraph" style:parent-style-name="Text_20_body">
      <style:paragraph-properties fo:text-align="start" style:justify-single-word="false"/>
      <style:text-properties officeooo:rsid="001d710d" officeooo:paragraph-rsid="002410d9"/>
    </style:style>
    <style:style style:name="P47" style:family="paragraph" style:parent-style-name="Text_20_body">
      <style:paragraph-properties fo:text-align="start" style:justify-single-word="false"/>
      <style:text-properties fo:font-style="italic" fo:font-weight="bold" officeooo:rsid="001d710d" officeooo:paragraph-rsid="001d710d" style:font-style-asian="italic" style:font-weight-asian="bold" style:font-style-complex="italic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tyle="italic" fo:font-weight="bold" officeooo:rsid="001d710d" officeooo:paragraph-rsid="002156dc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officeooo:rsid="002156dc" officeooo:paragraph-rsid="002156dc"/>
    </style:style>
    <style:style style:name="P50" style:family="paragraph" style:parent-style-name="Text_20_body" style:list-style-name="L12">
      <style:text-properties officeooo:rsid="002156dc" officeooo:paragraph-rsid="002156dc"/>
    </style:style>
    <style:style style:name="P51" style:family="paragraph" style:parent-style-name="Text_20_body">
      <style:paragraph-properties fo:text-align="center" style:justify-single-word="false"/>
      <style:text-properties officeooo:rsid="002410d9" officeooo:paragraph-rsid="002410d9"/>
    </style:style>
    <style:style style:name="P52" style:family="paragraph" style:parent-style-name="Title">
      <style:paragraph-properties fo:text-align="start" style:justify-single-word="false" fo:break-before="page"/>
      <style:text-properties officeooo:paragraph-rsid="001d710d"/>
    </style:style>
    <style:style style:name="P53" style:family="paragraph">
      <loext:graphic-properties draw:fill="none" draw:fill-color="#ffffff"/>
    </style:style>
    <style:style style:name="T1" style:family="text">
      <style:text-properties officeooo:rsid="00185ce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5ceb" style:font-size-asian="20pt" style:font-size-complex="20pt"/>
    </style:style>
    <style:style style:name="T4" style:family="text">
      <style:text-properties fo:font-size="20pt" officeooo:rsid="00199bcf" style:font-size-asian="20pt" style:font-size-complex="20pt"/>
    </style:style>
    <style:style style:name="T5" style:family="text">
      <style:text-properties fo:font-size="20pt" officeooo:rsid="001d710d" style:font-size-asian="20pt" style:font-size-complex="20pt"/>
    </style:style>
    <style:style style:name="T6" style:family="text">
      <style:text-properties fo:font-size="20pt" officeooo:rsid="002156dc" style:font-size-asian="20pt" style:font-size-complex="20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officeooo:rsid="001b267a"/>
    </style:style>
    <style:style style:name="T11" style:family="text">
      <style:text-properties officeooo:rsid="001bf48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16" style:family="text">
      <style:text-properties fo:font-size="12pt"/>
    </style:style>
    <style:style style:name="T17" style:family="text">
      <style:text-properties fo:color="#c9211e" loext:opacity="100%" fo:font-size="12pt"/>
    </style:style>
    <style:style style:name="T18" style:family="text">
      <style:text-properties fo:color="#000000" loext:opacity="100%" fo:font-size="12pt"/>
    </style:style>
    <style:style style:name="T19" style:family="text">
      <style:text-properties fo:color="#000000" loext:opacity="100%" style:font-name="Liberation Serif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20" style:family="text">
      <style:text-properties fo:color="#000000" loext:opacity="100%" style:font-name="Liberation Serif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21" style:family="text">
      <style:text-properties fo:color="#000000" loext:opacity="100%" style:font-name="Liberation Serif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odstawy rachunkowości (cwiczenia) <text:span text:style-name="T1">(2023/11/4)</text:span></text:p>
      <text:p text:style-name="P9">Pierwsze spotkanie:</text:p>
      <text:p text:style-name="P9"/>
      <text:p text:style-name="Standard">Prowadząca: Karolina Smetek<text:span text:style-name="T3"/></text:p>
      <text:p text:style-name="Standard">e-mail: <text:a xlink:type="simple" xlink:href="mailto:karolina.smetek@tu.koszalin.pl" text:style-name="Internet_20_link" text:visited-style-name="Visited_20_Internet_20_Link">karolina.smetek@tu.koszalin.pl</text:a></text:p>
      <text:p text:style-name="P1">Konsultacja 12:20-13:20 (pt)</text:p>
      <text:p text:style-name="P1"/>
      <text:p text:style-name="P1">Literatura:</text:p>
      <text:p text:style-name="P1"><text:tab/>Podstawowa:</text:p>
      <text:p text:style-name="P1"><text:tab/><text:tab/>Ustawa z dnia 29/4/1994 o rachunkowości</text:p>
      <text:p text:style-name="P1"><text:tab/><text:tab/>Zadania z podstaw rachunkowości, Politechnika Koszalińska 2019</text:p>
      <text:p text:style-name="P1"><text:tab/><text:tab/>Podręcznik do samodzielnej nauki księgowania, ODDK Gdańsk 2018</text:p>
      <text:p text:style-name="P1"/>
      <text:p text:style-name="P1">Temawy zajęć:</text:p>
      <text:p text:style-name="P1">1. Zasady I funkcje rachunkowości, klasyfukacja aktywów I pasywów</text:p>
      <text:p text:style-name="P1">2. Tworzenie bilansu uproszczonego</text:p>
      <text:p text:style-name="P1">3. Operacje gospodarcze I ich wpływ na strukture bilansu</text:p>
      <text:p text:style-name="P1">4. Ewidencja operacji na kontach biłansowych, tworzenie zeswawienia obrorów o sald</text:p>
      <text:p text:style-name="P1">5. Księgi pomocnicze I poprawianie błędów księgowych</text:p>
      <text:p text:style-name="P1">6. Ewidencja na kontach wynikowych I tworzenie wyniky finansowego.</text:p>
      <text:p text:style-name="P1"/>
      <text:p text:style-name="P1">Warunki zaliczenia przedmiotu:</text:p>
      <text:p text:style-name="P1">2 kołokwiuma (1,2,3) (4,5,6)</text:p>
      <text:p text:style-name="P1">Max. 2 nieobecności bez dokumentów</text:p>
      <text:p text:style-name="P1">Zaliczenie od 55%</text:p>
      <text:p text:style-name="P1"/>
      <text:p text:style-name="P18"><text:span text:style-name="T4">Pod</text:span><text:span text:style-name="T2">stawy rachunkowości (</text:span><text:span text:style-name="T3">wykłady</text:span><text:span text:style-name="T2">) </text:span><text:span text:style-name="T3">(2023/11/11)</text:span></text:p>
      <text:p text:style-name="P9">Istota współczesnej rachunkowości, wykład 1</text:p>
      <text:p text:style-name="P2"/>
      <text:p text:style-name="P3">Rachunkowość jest zarządzaniem finansów, jest potrzebną dla rozmów z finansystami.</text:p>
      <text:p text:style-name="P3"/>
      <text:p text:style-name="P3"/>
      <text:p text:style-name="P10">Literatura: </text:p>
      <text:p text:style-name="P3"/>
      <text:list xml:id="list4243897592" text:style-name="L1">
        <text:list-item>
          <text:p text:style-name="P22">Rachunkowość na tle rozwaiązań międzynarodowych (Difin, 2007)</text:p>
        </text:list-item>
        <text:list-item>
          <text:p text:style-name="P22">Rachunkowość. Zasady prowadzenia po przystąpieniu do UE.</text:p>
        </text:list-item>
        <text:list-item>
          <text:p text:style-name="P22">Wzorcowy wykaz kont. Komentarz do znowelizowaniej ustawy o rachunkowości</text:p>
        </text:list-item>
      </text:list>
      <text:p text:style-name="P3"/>
      <text:p text:style-name="P3"/>
      <text:p text:style-name="P3"/>
      <text:p text:style-name="P6">Pojęcie rachunkowości:</text:p>
      <text:p text:style-name="P3"/>
      <text:p text:style-name="P3">Rachunkowość to system gromadzenia I przetwarzania daych oraz prezentowania informacji ekonomiczno-finansowych.</text:p>
      <text:p text:style-name="P3"/>
      <text:p text:style-name="P3"/>
      <text:p text:style-name="P8">Współczesny podział rachunkowości:</text:p>
      <text:p text:style-name="P8"/>
      <text:list text:style-name="L2">
        <text:list-item>
          <text:p text:style-name="P24">Teoria Rachunkowości</text:p>
        </text:list-item>
        <text:list-item>
          <text:p text:style-name="P24">Polityka Rachunkowości</text:p>
        </text:list-item>
        <text:list-item>
          <text:p text:style-name="P24">Praktyka Rachunkowości </text:p>
        </text:list-item>
      </text:list>
      <text:p text:style-name="P14"/>
      <text:p text:style-name="P14">Rachunkowość stosowaną w praktyce można podzielić na:</text:p>
      <text:p text:style-name="P14"/>
      <text:list text:style-name="L3">
        <text:list-item>
          <text:p text:style-name="P25">Rachunkowość finasowa</text:p>
        </text:list-item>
        <text:list-item>
          <text:p text:style-name="P25">Rachunkowość zarządcza</text:p>
        </text:list-item>
      </text:list>
      <text:p text:style-name="P8"/>
      <text:p text:style-name="P8">Cechy rachunkowości:</text:p>
      <text:p text:style-name="P8"/>
      <text:list text:style-name="L4">
        <text:list-item>
          <text:p text:style-name="P27">Wartościowe opisywanie procesów I operacji gospodarczych</text:p>
        </text:list-item>
        <text:list-item>
          <text:p text:style-name="P28">Stosowanie metody bilansowej</text:p>
        </text:list-item>
        <text:list-item>
          <text:p text:style-name="P28">Stosowanie reguły podwójnego zapisy</text:p>
        </text:list-item>
        <text:list-item>
          <text:p text:style-name="P28">Stosowanie KONTA</text:p>
        </text:list-item>
        <text:list-item>
          <text:p text:style-name="P28">Obowiązek udokumentowania zapisów stwierdzających fakt wystąpięnia operacji gospodarczej</text:p>
        </text:list-item>
        <text:list-item>
          <text:p text:style-name="P28">Weryfikacja zapisów za pomocą inwentaryzacji.</text:p>
        </text:list-item>
        <text:list-item>
          <text:p text:style-name="P28">Zachowanie ciągłości bilansowej, dzięki stosowaniu metody “od bilansu do bilansu”</text:p>
        </text:list-item>
      </text:list>
      <text:p text:style-name="P16">Podstawy rachunkowości (cwiczenia) <text:span text:style-name="T1">(2023/11/</text:span><text:span text:style-name="T10">11</text:span><text:span text:style-name="T1">)</text:span></text:p>
      <text:p text:style-name="P7"><text:span text:style-name="T11">Efekty uczenia się</text:span>:</text:p>
      <text:p text:style-name="P7"/>
      <text:p text:style-name="P5"><text:span text:style-name="T13">Wiedza</text:span><text:span text:style-name="T15">:</text:span></text:p>
      <text:list text:style-name="L5">
        <text:list-item>
          <text:p text:style-name="P33">Podstawowe przepisy prawne regulujące zasady, metody, I techniki prowadzenia rachunkowości w jednostkach gospodarczych</text:p>
        </text:list-item>
        <text:list-item>
          <text:p text:style-name="P33">Zasady ujmowania operacji gospodarczych na kontach księgowych oraz sposób interpretacji zapisów ujętnych w ewidencji księgowych</text:p>
        </text:list-item>
        <text:list-item>
          <text:p text:style-name="P33">Zakres, ogólna struktura sprawodzewnia finansowego sporzadzonego według zasad <text:span text:style-name="T12">obowiązajacych</text:span></text:p>
          <text:p text:style-name="P29"/>
        </text:list-item>
      </text:list>
      <text:p text:style-name="P30">Umiejętności:</text:p>
      <text:list text:continue-list="list4243897592" text:style-name="L1">
        <text:list-item>
          <text:p text:style-name="P32">-</text:p>
        </text:list-item>
        <text:list-item>
          <text:p text:style-name="P32">-</text:p>
        </text:list-item>
        <text:list-item>
          <text:p text:style-name="P32">-</text:p>
          <text:p text:style-name="P32"/>
        </text:list-item>
      </text:list>
      <text:p text:style-name="P30">Kompetencje:</text:p>
      <text:list text:continue-numbering="true" text:style-name="L1">
        <text:list-item>
          <text:p text:style-name="P23">-</text:p>
        </text:list-item>
        <text:list-item>
          <text:p text:style-name="P23">-</text:p>
        </text:list-item>
        <text:list-item>
          <text:p text:style-name="P23">-</text:p>
        </text:list-item>
      </text:list>
      <text:p text:style-name="P4"/>
      <text:p text:style-name="P4"/>
      <text:p text:style-name="P7"><text:span text:style-name="T11">Aktywa</text:span>:</text:p>
      <text:p text:style-name="P15">Podział aktywów</text:p>
      <text:p text:style-name="P15"/>
      <text:list text:style-name="L6">
        <text:list-item>
          <text:p text:style-name="P26">Aktywa trwałe (długoterminowy – od 1 roku)</text:p>
          <text:list>
            <text:list-item>
              <text:p text:style-name="P26">Wartości prawne/niematerialne (patenty, opragromowania, licencje)</text:p>
            </text:list-item>
            <text:list-item>
              <text:p text:style-name="P26">Rzeczowe aktywa (środki trwałe, nieruchomość, środki transportu, maszyny, środki trwałe w budowie)</text:p>
            </text:list-item>
            <text:list-item>
              <text:p text:style-name="P26">Należności długoterminowe ()</text:p>
            </text:list-item>
            <text:list-item>
              <text:p text:style-name="P26">Inwestycje długoterminowe (udzielone pożyczki, papiery wartościowe, akcje, udziały od 1 roku)</text:p>
            </text:list-item>
            <text:list-item>
              <text:p text:style-name="P26">Długoterminowe rozliczenia międzyokresowe</text:p>
              <text:p text:style-name="P26"/>
            </text:list-item>
          </text:list>
        </text:list-item>
        <text:list-item>
          <text:p text:style-name="P26">Aktywa obrotowe (krótkoterminowy – do 1 roku)</text:p>
          <text:list>
            <text:list-item>
              <text:p text:style-name="P26">Zapasy (Materiały, półprodukty produkcja w toku, produkty/wyroby gotowe, towary)</text:p>
            </text:list-item>
            <text:list-item>
              <text:p text:style-name="P31"><text:span text:style-name="T16">Należności ktrótoterminowe (Należności od odbiorców </text:span><text:span text:style-name="T17">(</text:span><text:span text:style-name="T18">do 12 miesięcy, </text:span><text:span text:style-name="T17">od 12 miesięcy)</text:span><text:span text:style-name="T18">, należności od pracowników</text:span><text:span text:style-name="T16">)</text:span></text:p>
            </text:list-item>
            <text:list-item>
              <text:p text:style-name="P31">Inwestycje krótkoterminowe (<text:span text:style-name="T16">udzielone pożyczki do 12 miesięcy, akcje I udziały do 12 miesięcy, środki pieniężnie w kasie, na rachunkach bankowych</text:span>)</text:p>
            </text:list-item>
            <text:list-item>
              <text:p text:style-name="P31">Krótkoterminowe rozliczenia międzyokresowe 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20">Zadanie 6. (1.14/s.17)</text:span><text:span text:style-name="T19">: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Aktywa trwale</text:p>
          </table:table-cell>
          <table:table-cell table:style-name="Table1.B1" office:value-type="string">
            <text:p text:style-name="P19">Aktywa obrotowe</text:p>
          </table:table-cell>
        </table:table-row>
        <table:table-row>
          <table:table-cell table:style-name="Table1.A2" office:value-type="string">
            <text:p text:style-name="P19">1,2,3,6,8,10,11,14</text:p>
          </table:table-cell>
          <table:table-cell table:style-name="Table1.B2" office:value-type="string">
            <text:p text:style-name="P19">4,5,7,12,13,15,16</text:p>
          </table:table-cell>
        </table:table-row>
      </table:table>
      <text:p text:style-name="P11"/>
      <text:p text:style-name="P13"><text:span text:style-name="T20">Zadanie </text:span><text:span text:style-name="T21">7</text:span><text:span text:style-name="T20">. (1.1</text:span><text:span text:style-name="T21">5</text:span><text:span text:style-name="T20">/s.17-</text:span><text:span text:style-name="T21">18</text:span><text:span text:style-name="T20">)</text:span><text:span text:style-name="T19">: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Aktywa trwale</text:p>
          </table:table-cell>
          <table:table-cell table:style-name="Table2.B1" office:value-type="string">
            <text:p text:style-name="P19">Aktywa obrotowe</text:p>
          </table:table-cell>
        </table:table-row>
        <table:table-row>
          <table:table-cell table:style-name="Table2.A2" office:value-type="string">
            <text:p text:style-name="P19">2, 3, 5, 8, 10, 12, 13</text:p>
          </table:table-cell>
          <table:table-cell table:style-name="Table2.B2" office:value-type="string">
            <text:p text:style-name="P19">1, 4, 6, 7, 9, 11, 14, 15, 16</text:p>
          </table:table-cell>
        </table:table-row>
      </table:table>
      <text:p text:style-name="P11"/>
      <text:p text:style-name="P52"><text:span text:style-name="T4">Pod</text:span><text:span text:style-name="T2">stawy rachunkowości (</text:span><text:span text:style-name="T3">wykłady</text:span><text:span text:style-name="T2">) </text:span><text:span text:style-name="T3">(2023/11/1</text:span><text:span text:style-name="T5">8</text:span><text:span text:style-name="T3">)</text:span></text:p>
      <text:p text:style-name="P47"><text:span text:style-name="T3">Z</text:span><text:span text:style-name="T2">akres Rachunkowości</text:span></text:p>
      <text:p text:style-name="P35">1. <text:span text:style-name="T14">Przyjęte zasady rachunkowości</text:span>:</text:p>
      <text:list text:style-name="L7">
        <text:list-item>
          <text:p text:style-name="P36">zakladowy plan kont</text:p>
        </text:list-item>
        <text:list-item>
          <text:p text:style-name="P36">wykaz stosowanych ksiąg rachunkowych</text:p>
        </text:list-item>
        <text:list-item>
          <text:p text:style-name="P36">dokumentacja systemu przetwarzania danych przy pomocy komputera</text:p>
        </text:list-item>
      </text:list>
      <text:p text:style-name="P35">2. <text:span text:style-name="T14">Prowadzenie ksiąg rachunkowych</text:span></text:p>
      <text:list text:style-name="L8">
        <text:list-item>
          <text:p text:style-name="P37">dziennik</text:p>
        </text:list-item>
        <text:list-item>
          <text:p text:style-name="P37">konta księgi głównej</text:p>
        </text:list-item>
        <text:list-item>
          <text:p text:style-name="P37">konta księgi pomocniczych</text:p>
        </text:list-item>
        <text:list-item>
          <text:p text:style-name="P38">wykaz składnikow aktywów I pasywów (inwentarz)</text:p>
        </text:list-item>
      </text:list>
      <text:p text:style-name="P39">3. <text:span text:style-name="T14">Inwentaryzacja</text:span>, czyli okresowe ustałanie I sprawdzanie stanów aktywów I pasywów</text:p>
      <text:p text:style-name="P39">4. <text:span text:style-name="T14">Wycena aktywów o pasyswów </text:span>oraz ustalanie wyniku finansowego</text:p>
      <text:p text:style-name="P39">5. <text:span text:style-name="T14">Sprorządzanie sprawodzań finansowych</text:span>:</text:p>
      <text:list text:style-name="L9">
        <text:list-item>
          <text:p text:style-name="P40">bilans</text:p>
        </text:list-item>
        <text:list-item>
          <text:p text:style-name="P40">rachunek zysków I strat</text:p>
        </text:list-item>
        <text:list-item>
          <text:p text:style-name="P40">informacja dadatkowa</text:p>
        </text:list-item>
        <text:list-item>
          <text:p text:style-name="P40">rachunek przepływów pieniężnych</text:p>
        </text:list-item>
      </text:list>
      <text:p text:style-name="P41">6. <text:span text:style-name="T14">Gromadzenia I przechowywanie dowodów księgowych I pozostałej dokumentacji</text:span>:</text:p>
      <text:list text:style-name="L10">
        <text:list-item>
          <text:p text:style-name="P42">dowody księgowe</text:p>
        </text:list-item>
        <text:list-item>
          <text:p text:style-name="P42">księgi rachunkowe</text:p>
        </text:list-item>
        <text:list-item>
          <text:p text:style-name="P42">dokumenty inwentaryzacyjne</text:p>
        </text:list-item>
        <text:list-item>
          <text:p text:style-name="P42">sprawozdania finansowe</text:p>
        </text:list-item>
      </text:list>
      <text:p text:style-name="P41">7. <text:span text:style-name="T14">Badanie I ogłaszenie </text:span>sprawozdań finansowych</text:p>
      <text:p text:style-name="P41"/>
      <text:p text:style-name="P48"><text:span text:style-name="T6">Zasady </text:span><text:span text:style-name="T2">Rachunkowości:</text:span></text:p>
      <text:list text:style-name="L11">
        <text:list-item>
          <text:p text:style-name="P43">wiernego obrazy</text:p>
        </text:list-item>
        <text:list-item>
          <text:p text:style-name="P43">konynuacji działalności</text:p>
        </text:list-item>
        <text:list-item>
          <text:p text:style-name="P43">ciągłości</text:p>
        </text:list-item>
        <text:list-item>
          <text:p text:style-name="P43">memoralową</text:p>
        </text:list-item>
        <text:list-item>
          <text:p text:style-name="P43">ostrożnej wyceny</text:p>
        </text:list-item>
        <text:list-item>
          <text:p text:style-name="P43">współmierności</text:p>
        </text:list-item>
        <text:list-item>
          <text:p text:style-name="P44">istotności</text:p>
        </text:list-item>
        <text:list-item>
          <text:p text:style-name="P44">wyższości treści nad formą</text:p>
        </text:list-item>
        <text:list-item>
          <text:p text:style-name="P44">peryodyzacji</text:p>
          <text:p text:style-name="P44"><text:span text:style-name="T8"/></text:p>
        </text:list-item>
      </text:list>
      <text:p text:style-name="P45"><text:span text:style-name="T8">Podmiot </text:span><text:span text:style-name="T7">Rachunkowości:</text:span></text:p>
      <text:p text:style-name="P49">Podmiotami Rachunkowości są podmioty, które prowadzą rachunkowość niezależnie od tego, jakiego radzaju procesy gospodarcze w nuch występują.</text:p>
      <text:list text:style-name="L12">
        <text:list-item>
          <text:p text:style-name="P50">Spółki handlowe (osobowe/kapitalowe)</text:p>
        </text:list-item>
        <text:list-item>
          <text:p text:style-name="P50">Spółki cywilne</text:p>
        </text:list-item>
        <text:list-item>
          <text:p text:style-name="P50">Osysby fizyczne I Spółki cywilne osob fizycznych</text:p>
        </text:list-item>
        <text:list-item>
          <text:p text:style-name="P50">Jednostki organizacyjne na podstawie prawa bankowego/prawa o publicznym obrocie papierami wartościowymi I fundoszach powierhiczych, przepisów o funduszach onwestycyjnych, </text:p>
        </text:list-item>
        <text:list-item>
          <text:p text:style-name="P50">(--)</text:p>
        </text:list-item>
      </text:list>
      <text:p text:style-name="P46"><text:span text:style-name="T9">Struktura majątku jednostki</text:span><text:span text:style-name="T7">:</text:span></text:p>
      <text:p text:style-name="P51">Majątek jednostki</text:p>
      <text:p text:style-name="P51">Ujęcie rzeczowe aktywa <text:s text:c="61"/>Ujęcie rzeczowe pasywa</text:p>
      <text:p text:style-name="P51"><draw:frame text:anchor-type="paragraph" draw:z-index="0" draw:name="Text Frame 1" draw:style-name="gr1" draw:text-style-name="P53" svg:width="2.5496in" svg:height="2.726in" svg:x="0.1335in" svg:y="0.1028in"><draw:text-box><text:p>Aktywa trwałe:</text:p><text:p/><text:p>* Wartości niematerialne I prawne</text:p><text:p>* Rzeczowe aktywa trwale</text:p><text:p>* Należności długoterminowe</text:p><text:p>* Inwestycje długoterminowe</text:p><text:p>* Długoterminowe rozliczenia międzyokresowe</text:p></draw:text-box></draw:frame></text:p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0-18T11:01:08.314547761</dc:date>
    <meta:editing-duration>PT7H48M45S</meta:editing-duration>
    <meta:editing-cycles>12</meta:editing-cycles>
    <meta:generator>LibreOffice/7.5.7.1$Linux_X86_64 LibreOffice_project/50$Build-1</meta:generator>
    <meta:document-statistic meta:table-count="2" meta:image-count="0" meta:object-count="0" meta:page-count="6" meta:paragraph-count="129" meta:word-count="643" meta:character-count="4969" meta:non-whitespace-character-count="4446"/>
  </office:meta>
</office:document-meta>
</file>